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Microsoft YaHei1" svg:font-family="'Microsoft YaHei'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18cm" svg:stroke-color="#000000" draw:marker-end="msArrowEnd_20_5" draw:marker-end-width="0.21cm" draw:marker-end-center="false" draw:stroke-linejoin="miter" draw:fill="none" draw:textarea-vertical-align="top" draw:auto-grow-height="false" fo:min-height="0cm" fo:min-width="14.414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18cm" svg:stroke-color="#000000" draw:marker-end="msArrowEnd_20_5" draw:marker-end-width="0.21cm" draw:marker-end-center="false" draw:stroke-linejoin="miter" draw:fill="none" draw:textarea-vertical-align="top" draw:auto-grow-height="false" fo:min-height="0cm" fo:min-width="14.398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35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23cm" fo:min-width="2.515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23cm" fo:min-width="0.105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18cm" svg:stroke-color="#000000" draw:marker-end="msArrowEnd_20_5" draw:marker-end-width="0.21cm" draw:marker-end-center="false" draw:stroke-linejoin="miter" draw:fill="none" draw:textarea-vertical-align="top" draw:auto-grow-height="false" fo:min-height="0.207cm" fo:min-width="0.006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18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.767cm" fo:min-width="1.253cm" fo:padding-top="0.125cm" fo:padding-bottom="0.125cm" fo:padding-left="0.25cm" fo:padding-right="0.25cm" fo:wrap-option="wrap"/>
    </style:style>
    <style:style style:name="gr9" style:family="graphic" style:parent-style-name="objectwithoutfill">
      <style:graphic-properties draw:stroke="dash" draw:stroke-dash="Line_20_Style_20_9" draw:fill="none" draw:textarea-vertical-align="middle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23cm" fo:min-width="5.41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23cm" fo:min-width="4.3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23cm" fo:min-width="3.593cm" fo:padding-top="0.125cm" fo:padding-bottom="0.125cm" fo:padding-left="0.25cm" fo:padding-right="0.25cm" fo:wrap-option="wrap"/>
    </style:style>
    <style:style style:name="gr13" style:family="graphic">
      <style:graphic-properties style:protect="size"/>
    </style:style>
    <style:style style:name="pr1" style:family="presentation" style:parent-style-name="Padrão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/>
      <style:text-properties fo:font-size="8pt" style:font-size-asian="8pt" style:font-size-complex="8pt"/>
    </style:style>
    <style:style style:name="P3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8pt" style:font-size-asian="8pt" style:font-size-complex="8pt"/>
    </style:style>
    <style:style style:name="P4" style:family="paragraph">
      <style:paragraph-properties fo:margin-top="0cm" fo:margin-bottom="0cm" fo:line-height="100%" fo:text-align="end"/>
      <style:text-properties fo:font-size="18pt"/>
    </style:style>
    <style:style style:name="P5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center"/>
      <style:text-properties fo:font-size="18pt"/>
    </style:style>
    <style:style style:name="P7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8" style:family="paragraph">
      <loext:graphic-properties draw:fill="none"/>
      <style:paragraph-properties fo:text-align="start"/>
      <style:text-properties fo:font-size="18pt" fo:font-style="normal"/>
    </style:style>
    <style:style style:name="P9" style:family="paragraph">
      <loext:graphic-properties draw:fill="none"/>
      <style:paragraph-properties fo:text-align="center"/>
      <style:text-properties fo:font-size="18pt" fo:font-style="normal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top="0cm" fo:margin-bottom="0cm" fo:line-height="100%" fo:text-align="center"/>
      <style:text-properties fo:font-size="18pt" fo:font-style="normal"/>
    </style:style>
    <style:style style:name="P12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 fo:font-style="normal"/>
    </style:style>
    <style:style style:name="P13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letter-spacing="normal" fo:font-style="italic" style:text-underline-style="none" fo:font-weight="normal" style:font-name-asian="Microsoft YaHei1" style:font-style-asian="italic" style:font-weight-asian="normal" style:font-name-complex="DejaVu Sans" style:font-style-complex="italic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font-style="italic" style:text-underline-style="none" fo:font-weight="normal" style:font-name-asian="Microsoft YaHei1" style:font-size-asian="12pt" style:font-style-asian="italic" style:font-weight-asian="normal" style:font-name-complex="DejaVu Sans" style:font-size-complex="12pt" style:font-style-complex="italic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italic" style:text-underline-style="none" fo:font-weight="normal" style:font-name-asian="DejaVu Sans" style:font-size-asian="16pt" style:font-style-asian="italic" style:font-weight-asian="normal" style:font-name-complex="DejaVu Sans" style:font-size-complex="16pt" style:font-style-complex="italic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-25% 58%" style:font-name="Times New Roman" fo:font-size="16pt" fo:letter-spacing="normal" fo:font-style="italic" style:text-underline-style="none" fo:font-weight="normal" style:font-name-asian="DejaVu Sans" style:font-size-asian="16pt" style:font-style-asian="italic" style:font-weight-asian="normal" style:font-name-complex="DejaVu Sans" style:font-size-complex="16pt" style:font-style-complex="italic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style:text-underline-style="none" fo:font-weight="normal" style:font-name-asian="Microsoft YaHei1" style:font-size-asian="10pt" style:font-weight-asian="normal" style:font-name-complex="DejaVu Sans" style:font-size-complex="10pt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style:text-underline-style="none" fo:font-weight="normal" style:font-name-asian="Microsoft YaHei1" style:font-size-asian="10pt" style:font-style-asian="italic" style:font-weight-asian="normal" style:font-name-complex="DejaVu Sans" style:font-size-complex="1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name="CustomShape 1" draw:style-name="gr1" draw:text-style-name="P1" draw:layer="layout" svg:width="14.914cm" svg:height="0.009cm" svg:x="2.496cm" svg:y="1.99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" draw:style-name="gr2" draw:text-style-name="P1" draw:layer="layout" svg:width="14.898cm" svg:height="0.001cm" svg:x="2.496cm" svg:y="4.048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line draw:name="Line 3" draw:style-name="gr3" draw:text-style-name="P1" draw:layer="layout" svg:x1="2.515cm" svg:y1="1.858cm" svg:x2="2.516cm" svg:y2="2.194cm">
          <text:p/>
        </draw:line>
        <draw:line draw:name="Line 4" draw:style-name="gr3" draw:text-style-name="P1" draw:layer="layout" svg:x1="2.496cm" svg:y1="3.882cm" svg:x2="2.497cm" svg:y2="4.217cm">
          <text:p/>
        </draw:line>
        <draw:custom-shape draw:name="CustomShape 5" draw:style-name="gr4" draw:text-style-name="P3" draw:layer="layout" svg:width="3.014cm" svg:height="0.672cm" svg:x="0.512cm" svg:y="0.715cm">
          <text:p text:style-name="P2"><text:span text:style-name="T1">Measurement </text:span></text:p>
          <text:p text:style-name="P2"><text:span text:style-name="T1">Receipt 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" draw:text-style-name="P3" draw:layer="layout" svg:width="3.014cm" svg:height="0.672cm" svg:x="0.512cm" svg:y="2.836cm">
          <text:p text:style-name="P2"><text:span text:style-name="T1">Measurement </text:span></text:p>
          <text:p text:style-name="P2"><text:span text:style-name="T1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" draw:text-style-name="P5" draw:layer="layout" svg:width="0.604cm" svg:height="0.672cm" svg:x="16.79cm" svg:y="2.016cm">
          <text:p text:style-name="P4"><text:span text:style-name="T2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" draw:text-style-name="P1" draw:layer="layout" svg:width="0.505cm" svg:height="0.456cm" svg:x="1.914cm" svg:y="1.557cm">
          <text:p/>
          <draw:enhanced-geometry draw:mirror-horizontal="false" draw:mirror-vertical="false" svg:viewBox="0 0 0 0" draw:text-areas="0 0 ?f5 ?f6" draw:type="ooxml-curvedConnector3" draw:modifiers="-563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CustomShape 9" draw:style-name="gr6" draw:text-style-name="P1" draw:layer="layout" svg:width="0.505cm" svg:height="0.456cm" svg:x="1.916cm" svg:y="3.592cm">
          <text:p/>
          <draw:enhanced-geometry draw:mirror-horizontal="false" draw:mirror-vertical="false" svg:viewBox="0 0 0 0" draw:text-areas="0 0 ?f5 ?f6" draw:type="ooxml-curvedConnector3" draw:modifiers="-563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line draw:name="Line 21" draw:style-name="gr3" draw:text-style-name="P1" draw:layer="layout" svg:x1="3.476cm" svg:y1="3.859cm" svg:x2="3.477cm" svg:y2="4.234cm">
          <text:p/>
        </draw:line>
        <draw:line draw:name="Line 22" draw:style-name="gr7" draw:text-style-name="P1" draw:layer="layout" svg:x1="3.917cm" svg:y1="2.005cm" svg:x2="3.477cm" svg:y2="3.859cm">
          <text:p/>
        </draw:line>
        <draw:custom-shape draw:name="CustomShape 25" draw:style-name="gr8" draw:text-style-name="P7" draw:layer="layout" svg:width="1.752cm" svg:height="1.016cm" svg:x="2.759cm" svg:y="4.083cm">
          <text:p text:style-name="P6"><text:span text:style-name="T3">t</text:span><text:span text:style-name="T4">k-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" draw:text-style-name="P5" draw:layer="layout" svg:width="0.604cm" svg:height="0.672cm" svg:x="16.79cm" svg:y="4.05cm">
          <text:p text:style-name="P4"><text:span text:style-name="T2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3.915cm" svg:y1="1.858cm" svg:x2="3.916cm" svg:y2="2.194cm">
          <text:p/>
        </draw:line>
        <draw:line draw:name="Line 21" draw:style-name="gr3" draw:text-style-name="P1" draw:layer="layout" svg:x1="4.358cm" svg:y1="3.855cm" svg:x2="4.359cm" svg:y2="4.23cm">
          <text:p/>
        </draw:line>
        <draw:custom-shape draw:name="CustomShape 25" draw:style-name="gr8" draw:text-style-name="P7" draw:layer="layout" svg:width="1.752cm" svg:height="1.016cm" svg:x="3.641cm" svg:y="4.079cm">
          <text:p text:style-name="P6"><text:span text:style-name="T3">t</text:span><text:span text:style-name="T4">k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6.151cm" svg:y1="1.853cm" svg:x2="6.151cm" svg:y2="2.189cm">
          <text:p/>
        </draw:line>
        <draw:line draw:name="Line 22" draw:style-name="gr7" draw:text-style-name="P1" draw:layer="layout" svg:x1="6.159cm" svg:y1="2cm" svg:x2="4.36cm" svg:y2="3.854cm">
          <text:p/>
        </draw:line>
        <draw:line draw:name="Line 21" draw:style-name="gr3" draw:text-style-name="P1" draw:layer="layout" svg:x1="5.258cm" svg:y1="3.855cm" svg:x2="5.259cm" svg:y2="4.23cm">
          <text:p/>
        </draw:line>
        <draw:line draw:name="Line 22" draw:style-name="gr7" draw:text-style-name="P1" draw:layer="layout" svg:x1="5.699cm" svg:y1="2.001cm" svg:x2="5.259cm" svg:y2="3.855cm">
          <text:p/>
        </draw:line>
        <draw:custom-shape draw:name="CustomShape 25" draw:style-name="gr8" draw:text-style-name="P7" draw:layer="layout" svg:width="1.752cm" svg:height="1.016cm" svg:x="4.541cm" svg:y="4.079cm">
          <text:p text:style-name="P6"><text:span text:style-name="T3">t</text:span><text:span text:style-name="T4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9" draw:layer="layout" svg:x1="5.698cm" svg:y1="1.854cm" svg:x2="5.699cm" svg:y2="2.19cm">
          <text:p/>
        </draw:line>
        <draw:line draw:name="Line 22" draw:style-name="gr7" draw:text-style-name="P1" draw:layer="layout" svg:x1="5.7cm" svg:y1="2.001cm" svg:x2="5.26cm" svg:y2="3.855cm">
          <text:p/>
        </draw:line>
        <draw:line draw:name="Line 21" draw:style-name="gr3" draw:text-style-name="P1" draw:layer="layout" svg:x1="6.157cm" svg:y1="3.855cm" svg:x2="6.158cm" svg:y2="4.23cm">
          <text:p/>
        </draw:line>
        <draw:line draw:name="Line 22" draw:style-name="gr7" draw:text-style-name="P1" draw:layer="layout" svg:x1="6.599cm" svg:y1="2.001cm" svg:x2="6.159cm" svg:y2="3.855cm">
          <text:p/>
        </draw:line>
        <draw:custom-shape draw:name="CustomShape 25" draw:style-name="gr8" draw:text-style-name="P7" draw:layer="layout" svg:width="1.752cm" svg:height="1.016cm" svg:x="5.442cm" svg:y="4.079cm">
          <text:p text:style-name="P6"><text:span text:style-name="T3">t</text:span><text:span text:style-name="T4">k+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6.598cm" svg:y1="1.854cm" svg:x2="6.599cm" svg:y2="2.19cm">
          <text:p/>
        </draw:line>
        <draw:line draw:name="Line 22" draw:style-name="gr7" draw:text-style-name="P1" draw:layer="layout" svg:x1="6.6cm" svg:y1="2.001cm" svg:x2="6.16cm" svg:y2="3.855cm">
          <text:p/>
        </draw:line>
        <draw:line draw:name="Line 3" draw:style-name="gr3" draw:text-style-name="P9" draw:layer="layout" svg:x1="5.699cm" svg:y1="1.854cm" svg:x2="5.7cm" svg:y2="2.19cm">
          <text:p/>
        </draw:line>
        <draw:line draw:style-name="gr9" draw:text-style-name="P10" draw:layer="layout" svg:x1="7.209cm" svg:y1="0.797cm" svg:x2="7.209cm" svg:y2="4.997cm">
          <text:p/>
        </draw:line>
        <draw:line draw:name="Line 3" draw:style-name="gr3" draw:text-style-name="P8" draw:layer="layout" svg:x1="6.607cm" svg:y1="1.858cm" svg:x2="6.608cm" svg:y2="2.194cm">
          <text:p/>
        </draw:line>
        <draw:line draw:name="Line 21" draw:style-name="gr3" draw:text-style-name="P1" draw:layer="layout" svg:x1="7.568cm" svg:y1="3.859cm" svg:x2="7.569cm" svg:y2="4.234cm">
          <text:p/>
        </draw:line>
        <draw:line draw:name="Line 22" draw:style-name="gr7" draw:text-style-name="P1" draw:layer="layout" svg:x1="8.009cm" svg:y1="2.005cm" svg:x2="7.569cm" svg:y2="3.859cm">
          <text:p/>
        </draw:line>
        <draw:custom-shape draw:name="CustomShape 25" draw:style-name="gr8" draw:text-style-name="P7" draw:layer="layout" svg:width="1.752cm" svg:height="1.016cm" svg:x="6.851cm" svg:y="4.083cm">
          <text:p text:style-name="P6"><text:span text:style-name="T3">t</text:span><text:span text:style-name="T4">k-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8.008cm" svg:y1="1.858cm" svg:x2="8.009cm" svg:y2="2.194cm">
          <text:p/>
        </draw:line>
        <draw:line draw:name="Line 21" draw:style-name="gr3" draw:text-style-name="P1" draw:layer="layout" svg:x1="8.449cm" svg:y1="3.855cm" svg:x2="8.45cm" svg:y2="4.23cm">
          <text:p/>
        </draw:line>
        <draw:custom-shape draw:name="CustomShape 25" draw:style-name="gr8" draw:text-style-name="P7" draw:layer="layout" svg:width="1.752cm" svg:height="1.016cm" svg:x="7.734cm" svg:y="4.079cm">
          <text:p text:style-name="P6"><text:span text:style-name="T3">t</text:span><text:span text:style-name="T4">k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1.009cm" svg:y1="1.853cm" svg:x2="11.009cm" svg:y2="2.189cm">
          <text:p/>
        </draw:line>
        <draw:line draw:name="Line 22" draw:style-name="gr7" draw:text-style-name="P1" draw:layer="layout" svg:x1="11.01cm" svg:y1="2.005cm" svg:x2="8.453cm" svg:y2="3.854cm">
          <text:p/>
        </draw:line>
        <draw:line draw:name="Line 21" draw:style-name="gr3" draw:text-style-name="P1" draw:layer="layout" svg:x1="9.35cm" svg:y1="3.855cm" svg:x2="9.351cm" svg:y2="4.23cm">
          <text:p/>
        </draw:line>
        <draw:line draw:name="Line 22" draw:style-name="gr7" draw:text-style-name="P1" draw:layer="layout" svg:x1="9.791cm" svg:y1="2.001cm" svg:x2="9.351cm" svg:y2="3.855cm">
          <text:p/>
        </draw:line>
        <draw:custom-shape draw:name="CustomShape 25" draw:style-name="gr8" draw:text-style-name="P7" draw:layer="layout" svg:width="1.752cm" svg:height="1.016cm" svg:x="8.634cm" svg:y="4.079cm">
          <text:p text:style-name="P6"><text:span text:style-name="T3">t</text:span><text:span text:style-name="T4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9" draw:layer="layout" svg:x1="9.79cm" svg:y1="1.854cm" svg:x2="9.791cm" svg:y2="2.19cm">
          <text:p/>
        </draw:line>
        <draw:line draw:name="Line 22" draw:style-name="gr7" draw:text-style-name="P1" draw:layer="layout" svg:x1="9.792cm" svg:y1="2.001cm" svg:x2="9.352cm" svg:y2="3.855cm">
          <text:p/>
        </draw:line>
        <draw:line draw:name="Line 21" draw:style-name="gr3" draw:text-style-name="P1" draw:layer="layout" svg:x1="10.25cm" svg:y1="3.855cm" svg:x2="10.251cm" svg:y2="4.23cm">
          <text:p/>
        </draw:line>
        <draw:line draw:name="Line 22" draw:style-name="gr7" draw:text-style-name="P1" draw:layer="layout" svg:x1="10.691cm" svg:y1="2.001cm" svg:x2="10.251cm" svg:y2="3.855cm">
          <text:p/>
        </draw:line>
        <draw:custom-shape draw:name="CustomShape 25" draw:style-name="gr8" draw:text-style-name="P7" draw:layer="layout" svg:width="1.752cm" svg:height="1.016cm" svg:x="9.534cm" svg:y="4.079cm">
          <text:p text:style-name="P6"><text:span text:style-name="T3">t</text:span><text:span text:style-name="T4">k+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0.689cm" svg:y1="1.854cm" svg:x2="10.69cm" svg:y2="2.19cm">
          <text:p/>
        </draw:line>
        <draw:line draw:name="Line 22" draw:style-name="gr7" draw:text-style-name="P1" draw:layer="layout" svg:x1="10.692cm" svg:y1="2.001cm" svg:x2="10.252cm" svg:y2="3.855cm">
          <text:p/>
        </draw:line>
        <draw:line draw:name="Line 3" draw:style-name="gr3" draw:text-style-name="P9" draw:layer="layout" svg:x1="9.791cm" svg:y1="1.854cm" svg:x2="9.792cm" svg:y2="2.19cm">
          <text:p/>
        </draw:line>
        <draw:line draw:style-name="gr9" draw:text-style-name="P10" draw:layer="layout" svg:x1="11.301cm" svg:y1="0.797cm" svg:x2="11.301cm" svg:y2="4.997cm">
          <text:p/>
        </draw:line>
        <draw:line draw:name="Line 21" draw:style-name="gr3" draw:text-style-name="P1" draw:layer="layout" svg:x1="11.769cm" svg:y1="3.859cm" svg:x2="11.77cm" svg:y2="4.234cm">
          <text:p/>
        </draw:line>
        <draw:line draw:name="Line 22" draw:style-name="gr7" draw:text-style-name="P1" draw:layer="layout" svg:x1="12.21cm" svg:y1="2.005cm" svg:x2="11.77cm" svg:y2="3.859cm">
          <text:p/>
        </draw:line>
        <draw:custom-shape draw:name="CustomShape 25" draw:style-name="gr8" draw:text-style-name="P7" draw:layer="layout" svg:width="1.752cm" svg:height="1.016cm" svg:x="11.052cm" svg:y="4.083cm">
          <text:p text:style-name="P6"><text:span text:style-name="T3">t</text:span><text:span text:style-name="T4">k-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2.209cm" svg:y1="1.858cm" svg:x2="12.21cm" svg:y2="2.194cm">
          <text:p/>
        </draw:line>
        <draw:line draw:name="Line 21" draw:style-name="gr3" draw:text-style-name="P1" draw:layer="layout" svg:x1="12.65cm" svg:y1="3.855cm" svg:x2="12.651cm" svg:y2="4.23cm">
          <text:p/>
        </draw:line>
        <draw:custom-shape draw:name="CustomShape 25" draw:style-name="gr8" draw:text-style-name="P7" draw:layer="layout" svg:width="1.752cm" svg:height="1.016cm" svg:x="11.935cm" svg:y="4.079cm">
          <text:p text:style-name="P6"><text:span text:style-name="T3">t</text:span><text:span text:style-name="T4">k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6.31cm" svg:y1="1.853cm" svg:x2="16.31cm" svg:y2="2.189cm">
          <text:p/>
        </draw:line>
        <draw:line draw:name="Line 22" draw:style-name="gr7" draw:text-style-name="P1" draw:layer="layout" svg:x1="16.31cm" svg:y1="1.998cm" svg:x2="12.654cm" svg:y2="3.854cm">
          <text:p/>
        </draw:line>
        <draw:line draw:name="Line 21" draw:style-name="gr3" draw:text-style-name="P1" draw:layer="layout" svg:x1="13.551cm" svg:y1="3.855cm" svg:x2="13.552cm" svg:y2="4.23cm">
          <text:p/>
        </draw:line>
        <draw:custom-shape draw:name="CustomShape 25" draw:style-name="gr8" draw:text-style-name="P7" draw:layer="layout" svg:width="1.752cm" svg:height="1.016cm" svg:x="12.835cm" svg:y="4.079cm">
          <text:p text:style-name="P6"><text:span text:style-name="T3">t</text:span><text:span text:style-name="T4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7" draw:text-style-name="P1" draw:layer="layout" svg:x1="15.21cm" svg:y1="2.007cm" svg:x2="13.553cm" svg:y2="3.855cm">
          <text:p/>
        </draw:line>
        <draw:line draw:name="Line 21" draw:style-name="gr3" draw:text-style-name="P1" draw:layer="layout" svg:x1="14.451cm" svg:y1="3.855cm" svg:x2="14.452cm" svg:y2="4.23cm">
          <text:p/>
        </draw:line>
        <draw:line draw:name="Line 22" draw:style-name="gr7" draw:text-style-name="P1" draw:layer="layout" svg:x1="14.892cm" svg:y1="2.001cm" svg:x2="14.452cm" svg:y2="3.855cm">
          <text:p/>
        </draw:line>
        <draw:custom-shape draw:name="CustomShape 25" draw:style-name="gr8" draw:text-style-name="P7" draw:layer="layout" svg:width="1.752cm" svg:height="1.016cm" svg:x="13.735cm" svg:y="4.079cm">
          <text:p text:style-name="P6"><text:span text:style-name="T3">t</text:span><text:span text:style-name="T4">k+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4.89cm" svg:y1="1.854cm" svg:x2="14.891cm" svg:y2="2.19cm">
          <text:p/>
        </draw:line>
        <draw:line draw:name="Line 22" draw:style-name="gr7" draw:text-style-name="P1" draw:layer="layout" svg:x1="14.893cm" svg:y1="2.001cm" svg:x2="14.453cm" svg:y2="3.855cm">
          <text:p/>
        </draw:line>
        <draw:line draw:name="Line 3" draw:style-name="gr3" draw:text-style-name="P9" draw:layer="layout" svg:x1="15.192cm" svg:y1="1.854cm" svg:x2="15.191cm" svg:y2="2.19cm">
          <text:p/>
        </draw:line>
        <draw:line draw:name="Line 21" draw:style-name="gr3" draw:text-style-name="P1" draw:layer="layout" svg:x1="15.351cm" svg:y1="3.855cm" svg:x2="15.352cm" svg:y2="4.23cm">
          <text:p/>
        </draw:line>
        <draw:custom-shape draw:name="CustomShape 25" draw:style-name="gr8" draw:text-style-name="P7" draw:layer="layout" svg:width="1.752cm" svg:height="1.016cm" svg:x="14.635cm" svg:y="4.079cm">
          <text:p text:style-name="P6"><text:span text:style-name="T3">t</text:span><text:span text:style-name="T4">k+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5.79cm" svg:y1="1.854cm" svg:x2="15.791cm" svg:y2="2.19cm">
          <text:p/>
        </draw:line>
        <draw:line draw:name="Line 22" draw:style-name="gr7" draw:text-style-name="P1" draw:layer="layout" svg:x1="15.793cm" svg:y1="2.001cm" svg:x2="15.353cm" svg:y2="3.855cm">
          <text:p/>
        </draw:line>
        <draw:custom-shape draw:name="CustomShape 5" draw:style-name="gr10" draw:text-style-name="P12" draw:layer="layout" svg:width="5.909cm" svg:height="0.672cm" svg:x="11.301cm" svg:y="0.668cm">
          <text:p text:style-name="P11"><text:span text:style-name="T5">Mixed-l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1" draw:text-style-name="P12" draw:layer="layout" svg:width="4.799cm" svg:height="0.672cm" svg:x="2.41cm" svg:y="0.668cm">
          <text:p text:style-name="P11"><text:span text:style-name="T6">Single-l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2" draw:text-style-name="P12" draw:layer="layout" svg:width="4.092cm" svg:height="0.672cm" svg:x="7.209cm" svg:y="0.668cm">
          <text:p text:style-name="P11"><text:span text:style-name="T6">Multiple-l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13" draw:layer="layout" svg:width="16.799cm" svg:height="12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Microsoft YaHei1" svg:font-family="'Microsoft YaHei'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8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.199999809265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149cm" fo:margin-bottom="0cm" fo:text-indent="0cm"/>
      <style:text-properties fo:font-size="10.6999998092651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112cm" fo:margin-bottom="0cm" fo:text-indent="0cm"/>
      <style:text-properties fo:font-size="9.10000038146973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073cm" fo:margin-bottom="0cm" fo:text-indent="0cm"/>
      <style:text-properties fo:font-size="7.59999990463257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36cm" fo:margin-bottom="0cm" fo:text-indent="0cm"/>
      <style:text-properties fo:font-size="7.59999990463257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36cm" fo:margin-bottom="0cm" fo:text-indent="0cm"/>
      <style:text-properties fo:font-size="7.59999990463257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36cm" fo:margin-bottom="0cm" fo:text-indent="0cm"/>
      <style:text-properties fo:font-size="7.59999990463257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36cm" fo:margin-bottom="0cm" fo:text-indent="0cm"/>
      <style:text-properties fo:font-size="7.59999990463257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36cm" fo:margin-bottom="0cm" fo:text-indent="0cm"/>
      <style:text-properties fo:font-size="7.59999990463257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8cm" fo:page-height="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2.999cm" svg:x="1cm" svg:y="4.773cm"/>
      <draw:page-thumbnail draw:layer="backgroundobjects" svg:width="8.999cm" svg:height="2.999cm" svg:x="1cm" svg:y="13.349cm"/>
      <draw:page-thumbnail draw:layer="backgroundobjects" svg:width="8.999cm" svg:height="2.999cm" svg:x="1cm" svg:y="21.925cm"/>
      <draw:page-thumbnail draw:layer="backgroundobjects" svg:width="8.999cm" svg:height="2.999cm" svg:x="11cm" svg:y="4.773cm"/>
      <draw:page-thumbnail draw:layer="backgroundobjects" svg:width="8.999cm" svg:height="2.999cm" svg:x="11cm" svg:y="13.349cm"/>
      <draw:page-thumbnail draw:layer="backgroundobjects" svg:width="8.999cm" svg:height="2.999cm" svg:x="11cm" svg:y="21.925cm"/>
    </style:handout-master>
    <style:master-page style:name="Padrão" style:page-layout-name="PM1" draw:style-name="Mdp1">
      <draw:frame presentation:style-name="Padrão-title" draw:layer="backgroundobjects" svg:width="16.2cm" svg:height="1.003cm" svg:x="0.9cm" svg:y="0.236cm" presentation:class="title" presentation:placeholder="true">
        <draw:text-box/>
      </draw:frame>
      <draw:frame presentation:style-name="Padrão-outline1" draw:layer="backgroundobjects" svg:width="16.2cm" svg:height="3.48cm" svg:x="0.9cm" svg:y="1.401cm" presentation:class="outline" presentation:placeholder="true">
        <draw:text-box/>
      </draw:frame>
      <draw:frame presentation:style-name="Mpr1" draw:text-style-name="MP2" draw:layer="backgroundobjects" svg:width="4.192cm" svg:height="0.413cm" svg:x="0.9cm" svg:y="5.464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5.704cm" svg:height="0.413cm" svg:x="6.156cm" svg:y="5.464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4.192cm" svg:height="0.413cm" svg:x="12.901cm" svg:y="5.464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5T19:30:26.686000000</meta:creation-date>
    <dc:date>2018-11-15T19:33:31.613000000</dc:date>
    <meta:editing-duration>PT30S</meta:editing-duration>
    <meta:editing-cycles>1</meta:editing-cycles>
    <meta:document-statistic meta:object-count="98"/>
    <meta:generator>LibreOffice/6.0.5.2$Windows_X86_64 LibreOffice_project/54c8cbb85f300ac59db32fe8a675ff7683cd5a16</meta:generator>
  </office:meta>
</office:document-meta>
</file>